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5-10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26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30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12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20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11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11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16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9-29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2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14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13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02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7-01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06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1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28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8-14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15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19 1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8-17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6-0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23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1-0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2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2010-06-22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8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8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8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83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83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8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8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82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8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8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8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8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8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79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79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78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78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7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7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76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76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36108210000</text:p>
          </table:table-cell>
          <table:table-cell office:value-type="string" calcext:value-type="string">
            <text:p>1976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26" meta:object-count="0"/>
    <meta:user-defined meta:name="AppVersion">3.0</meta:user-defined>
  </office:meta>
</office:document-meta>
</file>